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2"/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table:number-columns-repeated="1636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table:number-columns-repeated="1636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92" table:style-name="ce1">
            <text:p>92</text:p>
          </table:table-cell>
          <table:table-cell office:value-type="float" office:value="84" table:style-name="ce1">
            <text:p>84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75" table:style-name="ce1">
            <text:p>75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6:28:20Z</meta:creation-date>
    <dc:date>2020-09-21T12:53:44Z</dc:date>
  </office:meta>
</office:document-meta>
</file>